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left"/>
    </style:style>
    <style:style style:name="Tabla1.A" style:family="table-column">
      <style:table-column-properties style:column-width="4.329cm"/>
    </style:style>
    <style:style style:name="Tabla1.B" style:family="table-column">
      <style:table-column-properties style:column-width="12.672cm"/>
    </style:style>
    <style:style style:name="Tabla1.A1" style:family="table-cell">
      <style:table-cell-properties style:vertical-align="middle" fo:padding="0.049cm" fo:border="none"/>
    </style:style>
    <style:style style:name="P1" style:family="paragraph" style:parent-style-name="Standard">
      <style:paragraph-properties fo:line-height="200%"/>
      <style:text-properties style:font-name="Liberation Mono" fo:font-size="10pt" style:font-size-asian="10pt" style:font-size-complex="10pt"/>
    </style:style>
    <style:style style:name="P2" style:family="paragraph" style:parent-style-name="Standard">
      <style:paragraph-properties fo:line-height="200%" fo:break-before="page"/>
      <style:text-properties style:font-name="Liberation Mono" fo:font-size="10pt" style:font-size-asian="10pt" style:font-size-complex="10pt"/>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
      <style:paragraph-properties fo:margin-top="0cm" fo:margin-bottom="0cm" loext:contextual-spacing="false"/>
    </style:style>
    <style:style style:name="P14" style:family="paragraph" style:parent-style-name="Text_20_body" style:list-style-name="L2">
      <style:paragraph-properties fo:margin-top="0cm" fo:margin-bottom="0cm" loext:contextual-spacing="false"/>
    </style:style>
    <style:style style:name="P15" style:family="paragraph" style:parent-style-name="Text_20_body" style:list-style-name="L3">
      <style:paragraph-properties fo:margin-top="0cm" fo:margin-bottom="0cm" loext:contextual-spacing="false"/>
    </style:style>
    <style:style style:name="P16" style:family="paragraph" style:parent-style-name="Text_20_body" style:list-style-name="L4">
      <style:paragraph-properties fo:margin-top="0cm" fo:margin-bottom="0cm" loext:contextual-spacing="false"/>
    </style:style>
    <style:style style:name="P17" style:family="paragraph" style:parent-style-name="Text_20_body" style:list-style-name="L5">
      <style:paragraph-properties fo:margin-top="0cm" fo:margin-bottom="0cm" loext:contextual-spacing="false"/>
    </style:style>
    <style:style style:name="P18" style:family="paragraph" style:parent-style-name="Text_20_body" style:list-style-name="L6">
      <style:paragraph-properties fo:margin-top="0cm" fo:margin-bottom="0cm" loext:contextual-spacing="false"/>
    </style:style>
    <style:style style:name="P19" style:family="paragraph" style:parent-style-name="Text_20_body" style:list-style-name="L7">
      <style:paragraph-properties fo:margin-top="0cm" fo:margin-bottom="0cm" loext:contextual-spacing="false"/>
    </style:style>
    <style:style style:name="P20" style:family="paragraph" style:parent-style-name="Text_20_body" style:list-style-name="L8">
      <style:paragraph-properties fo:margin-top="0cm" fo:margin-bottom="0cm" loext:contextual-spacing="false"/>
    </style:style>
    <style:style style:name="P21" style:family="paragraph" style:parent-style-name="Text_20_body" style:list-style-name="L9">
      <style:paragraph-properties fo:margin-top="0cm" fo:margin-bottom="0cm" loext:contextual-spacing="false"/>
    </style:style>
    <style:style style:name="P22" style:family="paragraph" style:parent-style-name="Text_20_body" style:list-style-name="L10">
      <style:paragraph-properties fo:margin-top="0cm" fo:margin-bottom="0cm" loext:contextual-spacing="false"/>
    </style:style>
    <style:style style:name="P23" style:family="paragraph" style:parent-style-name="Table_20_Contents" style:list-style-name="L11"/>
    <style:style style:name="P24" style:family="paragraph" style:parent-style-name="Table_20_Contents">
      <style:paragraph-properties fo:margin-top="0cm" fo:margin-bottom="0.499cm" loext:contextual-spacing="false"/>
    </style:style>
    <style:style style:name="P25" style:family="paragraph" style:parent-style-name="Table_20_Contents" style:list-style-name="L11">
      <style:paragraph-properties fo:margin-top="0cm" fo:margin-bottom="0.499cm" loext:contextual-spacing="false"/>
    </style:style>
    <style:style style:name="P26" style:family="paragraph" style:parent-style-name="Heading_20_2">
      <style:paragraph-properties fo:line-height="200%"/>
      <style:text-properties style:font-name="Liberation Mono" fo:font-size="10pt" style:font-size-asian="10pt" style:font-size-complex="10pt"/>
    </style:style>
    <style:style style:name="P27" style:family="paragraph" style:parent-style-name="Heading_20_2">
      <style:paragraph-properties fo:line-height="200%" fo:break-before="page"/>
      <style:text-properties style:font-name="Liberation Mono" fo:font-size="10pt" style:font-size-asian="10pt" style:font-size-complex="10pt"/>
    </style:style>
    <style:style style:name="T1" style:family="text">
      <style:text-properties fo:background-color="#fff200" loext:char-shading-value="0"/>
    </style:style>
    <style:style style:name="T2" style:family="text">
      <style:text-properties fo:background-color="#fff200" loext:char-shading-value="0"/>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Summary</text:p>
      <text:p text:style-name="P1"/>
      <text:p text:style-name="P1">Use the HTML &lt;table&gt; element to define a table</text:p>
      <text:p text:style-name="P1">Use the HTML &lt;tr&gt; element to define a table row</text:p>
      <text:p text:style-name="P1">Use the HTML &lt;td&gt; element to define a table data</text:p>
      <text:p text:style-name="P1">Use the HTML &lt;th&gt; element to define a table heading</text:p>
      <text:p text:style-name="P1">Use the HTML &lt;caption&gt; element to define a table caption</text:p>
      <text:p text:style-name="P1">Use the CSS border property to define a border</text:p>
      <text:p text:style-name="P1">Use the CSS border-collapse property to collapse cell borders</text:p>
      <text:p text:style-name="P1">Use the CSS padding property to add padding to cells</text:p>
      <text:p text:style-name="P1">Use the CSS text-align property to align cell text</text:p>
      <text:p text:style-name="P1">Use the CSS border-spacing property to set the spacing between cells</text:p>
      <text:p text:style-name="P1">Use the colspan attribute to make a cell span many columns</text:p>
      <text:p text:style-name="P1">Use the rowspan attribute to make a cell span many rows</text:p>
      <text:p text:style-name="P1">Use the id attribute to uniquely define one table</text:p>
      <text:p text:style-name="P1"/>
      <text:p text:style-name="P1"/>
      <text:p text:style-name="P1">Use el elemento de tabla HTML para definir una tabla</text:p>
      <text:p text:style-name="P1">Use el elemento HTML tr para definir una fila de tabla</text:p>
      <text:p text:style-name="P1">Utilice el elemento HTML td para definir los datos de una tabla.</text:p>
      <text:p text:style-name="P1">Use el elemento HTML th para definir un encabezado de tabla</text:p>
      <text:p text:style-name="P1">Use el elemento de título HTML para definir un título de tabla</text:p>
      <text:p text:style-name="P1">Use la propiedad de borde CSS para definir un borde</text:p>
      <text:p text:style-name="P1">Use la propiedad CSS border-collapse para contraer los bordes de las celdas</text:p>
      <text:p text:style-name="P1">Use la propiedad de relleno CSS para agregar relleno a las celdas</text:p>
      <text:p text:style-name="P1">Use la propiedad de alineación de texto CSS para alinear el texto de la celda</text:p>
      <text:p text:style-name="P1">Use la propiedad de espaciado de borde CSS para establecer el espaciado entre celdas</text:p>
      <text:p text:style-name="P1">Use el atributo colspan para hacer que una celda abarque muchas columnas</text:p>
      <text:p text:style-name="P1">Use el atributo rowspan para hacer que una celda abarque muchas filas</text:p>
      <text:p text:style-name="P1">Use el atributo id para definir de forma exclusiva una tabla</text:p>
      <text:p text:style-name="P1"/>
      <text:p text:style-name="P1"><text:soft-page-break/>Agregar un subtítulo a su tabla con subtítulo</text:p>
      <text:p text:style-name="P1"/>
      <text:p text:style-name="P1">Puede darle un título a su tabla colocándolo dentro de un elemento de título y anidándolo dentro del elemento de la tabla. Debe ponerlo justo debajo de la etiqueta de la tabla de apertura.</text:p>
      <text:p text:style-name="P1"/>
      <text:p text:style-name="P1">Adición de estructura con thead, tfoot y tbody</text:p>
      <text:p text:style-name="P1"/>
      <text:p text:style-name="P1">A medida que sus tablas se vuelven un poco más complejas en estructura, es útil darles una definición más estructural. Una forma clara de hacerlo es mediante el uso de thead, tfoot y tbody, que le permiten marcar un encabezado, pie de página y sección del cuerpo para la tabla.</text:p>
      <text:p text:style-name="P1"/>
      <text:p text:style-name="P1">Estos elementos no hacen que la tabla sea más accesible para los usuarios de lectores de pantalla, y no resultan en ninguna mejora visual por sí mismos. Sin embargo, son muy útiles para el estilo y el diseño, ya que actúan como ganchos útiles para agregar CSS a su tabla. Para darle algunos ejemplos interesantes, en el caso de una tabla larga, puede hacer que el encabezado y el pie de página se repitan en cada página impresa, y puede hacer que el cuerpo de la tabla se muestre en una sola página y tenga los contenidos disponibles desplazándose hacia arriba y hacia abajo.</text:p>
      <text:p text:style-name="P1"/>
      <text:p text:style-name="P1">Para usarlos:</text:p>
      <text:p text:style-name="P1"/>
      <text:p text:style-name="P1">El elemento thead debe ajustar la parte de la tabla que es el encabezado; esta suele ser la primera fila que contiene los encabezados de las columnas, pero esto no es necesariamente siempre el caso. Si está utilizando el elemento col / colgroup, el encabezado de la tabla debe aparecer justo debajo de esos.</text:p>
      <text:p text:style-name="P1">El elemento tfoot necesita ajustar la parte de la tabla que es el pie de página; por ejemplo, esta podría ser una fila final con elementos en las filas anteriores sumadas. Puede incluir el pie de página de la tabla justo en la parte <text:soft-page-break/>inferior de la tabla como es de esperar, o justo debajo del encabezado de la tabla (el navegador aún lo mostrará en la parte inferior de la tabla).</text:p>
      <text:p text:style-name="P1">El elemento tbody necesita ajustar las otras partes del contenido de la tabla que no están en el encabezado o pie de página de la tabla. Aparecerá debajo del encabezado de la tabla o, a veces, en el pie de página, según cómo haya decidido estructurarlo.</text:p>
      <text:p text:style-name="P1"/>
      <text:p text:style-name="P1">Nota: tbody siempre se incluye en cada tabla, implícitamente si no lo especifica en su código. Para verificar esto, abra uno de sus ejemplos anteriores que no incluye tbody y mire el código HTML en las herramientas de desarrollo de su navegador; verá que el navegador ha agregado esta etiqueta por usted. Quizás se pregunte por qué debería molestarse en incluirlo, ya que debería hacerlo, ya que le da más control sobre la estructura y el estilo de su mesa.</text:p>
      <text:p text:style-name="P1"/>
      <text:p text:style-name="P1">Esta página enumera las páginas de referencia que cubren todos los roles WAI-ARIA discutidos en MDN. Para obtener una lista completa de roles, consulte Uso de ARIA: Roles, Estados y Propiedades</text:p>
      <text:p text:style-name="P1"/>
      <text:p text:style-name="P1">ARIA: rol de alerta</text:p>
      <text:p text:style-name="P1">La función de alerta se puede usar para indicarle al usuario que un elemento se ha actualizado dinámicamente. Los lectores de pantalla comenzarán a leer instantáneamente el contenido actualizado cuando se agregue el rol. Si se espera que el usuario cierre la alerta, entonces se debe utilizar la función de diálogo de alerta.</text:p>
      <text:p text:style-name="P1">ARIA: rol de aplicación</text:p>
      <text:p text:style-name="P1">El rol de la aplicación indica a las tecnologías de asistencia que un elemento y todos sus elementos secundarios deben tratarse de manera similar a una aplicación de escritorio, y no se deben utilizar técnicas de interpretación HTML tradicionales. Este rol solo debe usarse para definir aplicaciones web muy dinámicas y similares a las de escritorio.</text:p>
      <text:p text:style-name="P1">ARIA: papel del artículo</text:p>
      <text:p text:style-name="P1"><text:soft-page-break/>El rol del artículo indica una sección de una página que fácilmente podría sostenerse por sí sola en una página, en un documento o en un sitio web. Por lo general, se establece en elementos de contenido relacionados, como comentarios, publicaciones en foros, artículos de periódicos u otros elementos agrupados en una página.</text:p>
      <text:p text:style-name="P1">ARIA: papel de banner</text:p>
      <text:p text:style-name="P1">Un rol de banner representa el contenido general e informativo que se coloca con frecuencia al comienzo de la página. Esto generalmente incluye un logotipo, nombre de la empresa, icono de búsqueda, foto relacionada con la página o eslogan.</text:p>
      <text:p text:style-name="P1">ARIA: papel de botón</text:p>
      <text:p text:style-name="P1">El rol del botón se debe usar para elementos en los que se puede hacer clic que activan una respuesta cuando el usuario los activa. Agregar role = 'button' hará que un elemento aparezca como un control de botón para un lector de pantalla. Este rol se puede usar en combinación con el atributo aria-press para crear botones de alternancia.</text:p>
      <text:p text:style-name="P1">ARIA: papel celular</text:p>
      <text:p text:style-name="P1">El valor de celda del atributo de rol ARIA identifica un elemento como una celda en un contenedor tabular que no contiene información de encabezado de columna o fila. Para ser compatible, la celda debe estar anidada en un elemento con el rol de fila.</text:p>
      <text:p text:style-name="P1">ARIA: rol de casilla de verificación</text:p>
      <text:p text:style-name="P1">La función de casilla de verificación se utiliza para controles interactivos marcables. Los elementos que contienen role = 'casilla de verificación' también deben incluir el atributo marcado con aria para exponer el estado de la casilla de verificación a la tecnología de asistencia.</text:p>
      <text:p text:style-name="P1">ARIA: Rol de comentario</text:p>
      <text:p text:style-name="P1">La función de hito del comentario indica semánticamente un comentario / reacción a algún contenido en la página, o a un comentario anterior.</text:p>
      <text:p text:style-name="P1">ARIA: papel complementario</text:p>
      <text:p text:style-name="P1">La función de referencia complementaria se usa para designar una sección de apoyo que se relaciona con el contenido principal, pero puede estar sola cuando <text:soft-page-break/>se separa. Estas secciones se presentan con frecuencia como barras laterales o cuadros de llamada. Si es posible, use el elemento HTML aparte en su lugar.</text:p>
      <text:p text:style-name="P1">ARIA: rol contentinfo</text:p>
      <text:p text:style-name="P1">La función de hito de contentinfo se usa para identificar información repetida al final de cada página de un sitio web, incluida información de derechos de autor, enlaces de navegación y declaraciones de privacidad. Esta sección se denomina comúnmente pie de página.</text:p>
      <text:p text:style-name="P1">ARIA: rol de diálogo</text:p>
      <text:p text:style-name="P1">La función de diálogo se usa para marcar un cuadro de diálogo o ventana de aplicación basada en HTML que separa el contenido o la interfaz de usuario del resto de la aplicación web o página. Los cuadros de diálogo generalmente se colocan encima del resto del contenido de la página mediante una superposición. Los cuadros de diálogo pueden ser no modales (aún es posible interactuar con contenido fuera del cuadro de diálogo) o modales (solo se puede interactuar con el contenido del cuadro de diálogo).</text:p>
      <text:p text:style-name="P1">ARIA: papel del documento</text:p>
      <text:p text:style-name="P1">Generalmente utilizado en aplicaciones o widgets compuestos complejos, la función de documento puede informar a las tecnologías de asistencia para cambiar el contexto a un modo de lectura: la función de documento le dice a las tecnologías de asistencia con modos de lectura o exploración que usen el modo de documento para leer el contenido contenido en este elemento.</text:p>
      <text:p text:style-name="P1">ARIA: papel de alimentación</text:p>
      <text:p text:style-name="P1">Un feed es una lista dinámica de artículos desplazables en la que los artículos se agregan o eliminan de cualquier extremo de la lista a medida que el usuario se desplaza. Un feed permite a los lectores de pantalla usar el cursor de lectura en modo exploración para leer y desplazarse a través de una secuencia de contenido rico que puede continuar desplazándose infinitamente cargando más contenido a medida que el usuario lee.</text:p>
      <text:p text:style-name="P1">ARIA: papel de figura</text:p>
      <text:p text:style-name="P1">El rol de figura ARIA se puede usar para identificar una figura dentro del contenido de la página donde la semántica adecuada aún no existe. Por lo general, se considera que una figura es una o más imágenes, fragmentos de código <text:soft-page-break/>u otro contenido que transmite información de una manera diferente a un flujo de texto regular.</text:p>
      <text:p text:style-name="P1">ARIA: rol de forma</text:p>
      <text:p text:style-name="P1">El rol de hito del formulario se puede usar para identificar un grupo de elementos en una página que proporcionan una funcionalidad equivalente a un formulario HTML.</text:p>
      <text:p text:style-name="P1">ARIA: papel de cuadrícula</text:p>
      <text:p text:style-name="P1">La función de cuadrícula es para un widget que contiene una o más filas de celdas. La posición de cada celda es significativa y puede enfocarse usando la entrada del teclado.</text:p>
      <text:p text:style-name="P1">ARIA: papel de gridcell</text:p>
      <text:p text:style-name="P1">La función gridcell se usa para hacer una celda en una cuadrícula o treegrid. Su objetivo es imitar la funcionalidad del elemento td HTML para la agrupación de información al estilo de tabla.</text:p>
      <text:p text:style-name="P1">ARIA: papel de encabezado</text:p>
      <text:p text:style-name="P1">El rol de encabezado define este elemento como un encabezado a una página o sección. Para dar más estructura a la página, también se debe proporcionar un nivel para indicar las relaciones entre las secciones.</text:p>
      <text:p text:style-name="P1">ARIA: rol img</text:p>
      <text:p text:style-name="P1">El rol ARIA img se puede usar para identificar elementos múltiples</text:p>
      <text:p text:style-name="P1"/>
      <text:p text:style-name="P1"/>
      <table:table table:name="Tabla1" table:style-name="Tabla1">
        <table:table-column table:style-name="Tabla1.A"/>
        <table:table-column table:style-name="Tabla1.B"/>
        <table:table-row>
          <table:table-cell table:style-name="Tabla1.A1" office:value-type="string">
            <text:p text:style-name="Table_20_Contents"><text:a xlink:type="simple" xlink:href="https://developer.mozilla.org/es/docs/HTML/Content_categories" text:style-name="Internet_20_link" text:visited-style-name="Visited_20_Internet_20_Link">Categoria del contenido</text:a></text:p>
          </table:table-cell>
          <table:table-cell table:style-name="Tabla1.A1" office:value-type="string">
            <text:p text:style-name="Table_20_Contents"><text:a xlink:type="simple" xlink:href="https://developer.mozilla.org/es/docs/HTML/Content_categories#Flow_content" text:style-name="Internet_20_link" text:visited-style-name="Visited_20_Internet_20_Link">Flujo del contenido</text:a></text:p>
          </table:table-cell>
        </table:table-row>
        <table:table-row>
          <table:table-cell table:style-name="Tabla1.A1" office:value-type="string">
            <text:p text:style-name="Table_20_Contents">Contenido permitido</text:p>
          </table:table-cell>
          <table:table-cell table:style-name="Tabla1.A1" office:value-type="string">
            <text:section text:style-name="Sect1" text:name="table-mdls">
              <text:p text:style-name="P24">En este orden: </text:p>
              <text:list xml:id="list4276776787" text:style-name="L11">
                <text:list-item>
                  <text:p text:style-name="P23">un elemento opcional <text:a xlink:type="simple" xlink:href="https://developer.mozilla.org/es/docs/Web/HTML/Elemento/caption" text:style-name="Internet_20_link" text:visited-style-name="Visited_20_Internet_20_Link"><text:span text:style-name="Source_20_Text">&lt;caption&gt;</text:span></text:a>, </text:p>
                </text:list-item>
                <text:list-item>
                  <text:p text:style-name="P23">cero o mas elementos <text:a xlink:type="simple" xlink:href="https://developer.mozilla.org/es/docs/Web/HTML/Elemento/colgroup" text:style-name="Internet_20_link" text:visited-style-name="Visited_20_Internet_20_Link"><text:span text:style-name="Source_20_Text">&lt;colgroup&gt;</text:span></text:a>, </text:p>
                </text:list-item>
                <text:list-item>
                  <text:p text:style-name="P23">un elemento opcional <text:a xlink:type="simple" xlink:href="https://developer.mozilla.org/es/docs/Web/HTML/Elemento/thead" text:style-name="Internet_20_link" text:visited-style-name="Visited_20_Internet_20_Link"><text:span text:style-name="Source_20_Text">&lt;thead&gt;</text:span></text:a>, </text:p>
                </text:list-item>
                <text:list-item>
                  <text:p text:style-name="P23">una de las dos alternativas: </text:p>
                  <text:list>
                    <text:list-item>
                      <text:p text:style-name="P23">un elemento <text:a xlink:type="simple" xlink:href="https://developer.mozilla.org/es/docs/Web/HTML/Elemento/tfoot" text:style-name="Internet_20_link" text:visited-style-name="Visited_20_Internet_20_Link"><text:span text:style-name="Source_20_Text">&lt;tfoot&gt;</text:span></text:a>, seguido por: </text:p>
                      <text:list>
                        <text:list-item>
                          <text:p text:style-name="P23">cero o mas elementos <text:a xlink:type="simple" xlink:href="https://developer.mozilla.org/es/docs/Web/HTML/Elemento/tbody" text:style-name="Internet_20_link" text:visited-style-name="Visited_20_Internet_20_Link"><text:span text:style-name="Source_20_Text">&lt;tbody&gt;</text:span></text:a>, </text:p>
                        </text:list-item>
                        <text:list-item>
                          <text:p text:style-name="P23">o uno o mas elementos <text:a xlink:type="simple" xlink:href="https://developer.mozilla.org/es/docs/Web/HTML/Elemento/tr" text:style-name="Internet_20_link" text:visited-style-name="Visited_20_Internet_20_Link"><text:span text:style-name="Source_20_Text">&lt;tr&gt;</text:span></text:a>, </text:p>
                        </text:list-item>
                      </text:list>
                    </text:list-item>
                    <text:list-item>
                      <text:p text:style-name="P23">una segunda alternativa seguida por un elemento opcional <text:a xlink:type="simple" xlink:href="https://developer.mozilla.org/es/docs/Web/HTML/Elemento/tfoot" text:style-name="Internet_20_link" text:visited-style-name="Visited_20_Internet_20_Link"><text:span text:style-name="Source_20_Text">&lt;tfoot&gt;</text:span></text:a>: </text:p>
                      <text:list>
                        <text:list-item>
                          <text:p text:style-name="P23">cualquier cero o mas elementos <text:a xlink:type="simple" xlink:href="https://developer.mozilla.org/es/docs/Web/HTML/Elemento/tbody" text:style-name="Internet_20_link" text:visited-style-name="Visited_20_Internet_20_Link"><text:span text:style-name="Source_20_Text">&lt;tbody&gt;</text:span></text:a>, </text:p>
                        </text:list-item>
                        <text:list-item>
                          <text:p text:style-name="P25">uno o mas elementos <text:a xlink:type="simple" xlink:href="https://developer.mozilla.org/es/docs/Web/HTML/Elemento/tr" text:style-name="Internet_20_link" text:visited-style-name="Visited_20_Internet_20_Link"><text:span text:style-name="Source_20_Text">&lt;tr&gt;</text:span></text:a> </text:p>
                        </text:list-item>
                      </text:list>
                    </text:list-item>
                  </text:list>
                </text:list-item>
              </text:list>
            </text:section>
          </table:table-cell>
        </table:table-row>
        <text:soft-page-break/>
        <table:table-row>
          <table:table-cell table:style-name="Tabla1.A1" office:value-type="string">
            <text:p text:style-name="Table_20_Contents">Omisión de etiqueta</text:p>
          </table:table-cell>
          <table:table-cell table:style-name="Tabla1.A1" office:value-type="string">
            <text:p text:style-name="Table_20_Contents">Ninguna, ambas la etiqueta de inicio y de fin son obligatorias</text:p>
          </table:table-cell>
        </table:table-row>
        <table:table-row>
          <table:table-cell table:style-name="Tabla1.A1" office:value-type="string">
            <text:p text:style-name="Table_20_Contents">Elementos padre permitidos</text:p>
          </table:table-cell>
          <table:table-cell table:style-name="Tabla1.A1" office:value-type="string">
            <text:p text:style-name="Table_20_Contents">cualquier elemento que acepte elementos de flujo</text:p>
          </table:table-cell>
        </table:table-row>
        <table:table-row>
          <table:table-cell table:style-name="Tabla1.A1" office:value-type="string">
            <text:p text:style-name="Table_20_Contents">Documento normativo</text:p>
          </table:table-cell>
          <table:table-cell table:style-name="Tabla1.A1" office:value-type="string">
            <text:p text:style-name="Table_20_Contents"><text:a xlink:type="simple" xlink:href="http://www.whatwg.org/specs/web-apps/current-work/multipage/tabular-data.html#the-table-element" text:style-name="Internet_20_link" text:visited-style-name="Visited_20_Internet_20_Link">HTML5, section 4.9.1</text:a> (<text:a xlink:type="simple" xlink:href="http://www.w3.org/TR/REC-html40/struct/tables.html#edef-TABLE" text:style-name="Internet_20_link" text:visited-style-name="Visited_20_Internet_20_Link">HTML4.01, section 11.2.1</text:a>)</text:p>
          </table:table-cell>
        </table:table-row>
      </table:table>
      <text:p text:style-name="P1"/>
      <text:p text:style-name="P1"/>
      <text:p text:style-name="P1"/>
      <text:h text:style-name="P27" text:outline-level="2">ARIA define la semántica que se puede aplicar a los elementos, con estos divididos en roles (que definen un tipo de elemento de interfaz de usuario) y estados y propiedades que son compatibles con un rol. Los autores deben asignar un rol ARIA y los estados y propiedades apropiados a un elemento durante su ciclo de vida, a menos que el elemento ya tenga la semántica ARIA apropiada (mediante el uso de un elemento HTML apropiado). La adición de la semántica ARIA solo expone información adicional a la API de accesibilidad de un navegador, y no afecta el DOM de una página.</text:h>
      <text:h text:style-name="P26" text:outline-level="2"/>
      <text:h text:style-name="P26" text:outline-level="2"><text:bookmark text:name="Roles"/>Roles</text:h>
      <text:h text:style-name="Heading_20_3" text:outline-level="3"><text:bookmark text:name="Widget_roles"/>Widget roles</text:h>
      <text:list xml:id="list621794873" text:style-name="L1">
        <text:list-item>
          <text:p text:style-name="P13"><text:a xlink:type="simple" xlink:href="https://developer.mozilla.org/en-US/docs/Web/Accessibility/ARIA/Roles/button_role" text:style-name="Internet_20_link" text:visited-style-name="Visited_20_Internet_20_Link">button</text:a> </text:p>
        </text:list-item>
        <text:list-item>
          <text:p text:style-name="P13"><text:a xlink:type="simple" xlink:href="https://developer.mozilla.org/en-US/docs/Web/Accessibility/ARIA/Roles/checkbox_role" text:style-name="Internet_20_link" text:visited-style-name="Visited_20_Internet_20_Link">checkbox</text:a> </text:p>
        </text:list-item>
        <text:list-item>
          <text:p text:style-name="P13"><text:a xlink:type="simple" xlink:href="https://developer.mozilla.org/en-US/docs/Web/Accessibility/ARIA/Roles/Gridcell_Role" text:style-name="Internet_20_link" text:visited-style-name="Visited_20_Internet_20_Link">gridcell</text:a> </text:p>
        </text:list-item>
        <text:list-item>
          <text:p text:style-name="P13"><text:a xlink:type="simple" xlink:href="https://developer.mozilla.org/en/Accessibility/ARIA/ARIA_Techniques/Using_the_link_role" text:style-name="Internet_20_link" text:visited-style-name="Visited_20_Internet_20_Link">link</text:a> </text:p>
        </text:list-item>
        <text:list-item>
          <text:p text:style-name="P13">menuitem </text:p>
        </text:list-item>
        <text:list-item>
          <text:p text:style-name="P13">enuitemcheckbox  </text:p>
        </text:list-item>
        <text:list-item>
          <text:p text:style-name="P13">menuitemradio </text:p>
        </text:list-item>
        <text:list-item>
          <text:p text:style-name="P13">option </text:p>
        </text:list-item>
        <text:list-item>
          <text:p text:style-name="P13"><text:a xlink:type="simple" xlink:href="https://developer.mozilla.org/en/Accessibility/ARIA/ARIA_Techniques/Using_the_progressbar_role" text:style-name="Internet_20_link" text:visited-style-name="Visited_20_Internet_20_Link">progressbar</text:a> </text:p>
        </text:list-item>
        <text:list-item>
          <text:p text:style-name="P13"><text:a xlink:type="simple" xlink:href="https://developer.mozilla.org/en/Accessibility/ARIA/ARIA_Techniques/Using_the_radio_role" text:style-name="Internet_20_link" text:visited-style-name="Visited_20_Internet_20_Link">radio</text:a> </text:p>
        </text:list-item>
        <text:list-item>
          <text:p text:style-name="P13">scrollbar </text:p>
        </text:list-item>
        <text:list-item>
          <text:p text:style-name="P13">searchbox </text:p>
        </text:list-item>
        <text:list-item>
          <text:p text:style-name="P13">separator (when focusable) </text:p>
        </text:list-item>
        <text:list-item>
          <text:p text:style-name="P13"><text:a xlink:type="simple" xlink:href="https://developer.mozilla.org/en/Accessibility/ARIA/ARIA_Techniques/Using_the_slider_role" text:style-name="Internet_20_link" text:visited-style-name="Visited_20_Internet_20_Link">slider</text:a> </text:p>
        </text:list-item>
        <text:list-item>
          <text:p text:style-name="P13">spinbutton </text:p>
        </text:list-item>
        <text:list-item>
          <text:p text:style-name="P13"><text:a xlink:type="simple" xlink:href="https://developer.mozilla.org/en-US/docs/Web/Accessibility/ARIA/Roles/Switch_role" text:style-name="Internet_20_link" text:visited-style-name="Visited_20_Internet_20_Link">switch</text:a> </text:p>
        </text:list-item>
        <text:list-item>
          <text:p text:style-name="P13"><text:a xlink:type="simple" xlink:href="https://developer.mozilla.org/en-US/docs/Web/Accessibility/ARIA/Roles/Tab_Role" text:style-name="Internet_20_link" text:visited-style-name="Visited_20_Internet_20_Link">tab</text:a> </text:p>
        </text:list-item>
        <text:list-item>
          <text:p text:style-name="P13">tabpanel </text:p>
        </text:list-item>
        <text:list-item>
          <text:p text:style-name="P13"><text:a xlink:type="simple" xlink:href="https://developer.mozilla.org/en/Accessibility/ARIA/ARIA_Techniques/Using_the_textbox_role" text:style-name="Internet_20_link" text:visited-style-name="Visited_20_Internet_20_Link">textbox</text:a> </text:p>
        </text:list-item>
        <text:list-item>
          <text:p text:style-name="P3">treeitem </text:p>
        </text:list-item>
      </text:list>
      <text:h text:style-name="Heading_20_3" text:outline-level="3"><text:bookmark text:name="Composite_roles"/>Composite roles</text:h>
      <text:p text:style-name="Text_20_body">The techniques below describe each composite role as well as their required and optional child roles.</text:p>
      <text:list xml:id="list1441515505" text:style-name="L2">
        <text:list-item>
          <text:p text:style-name="P14">combobox </text:p>
        </text:list-item>
        <text:list-item>
          <text:p text:style-name="P14"><text:a xlink:type="simple" xlink:href="https://developer.mozilla.org/en-US/docs/Web/Accessibility/ARIA/Roles/Grid_Role" text:style-name="Internet_20_link" text:visited-style-name="Visited_20_Internet_20_Link">grid</text:a> (including <text:a xlink:type="simple" xlink:href="https://developer.mozilla.org/en-US/docs/Web/Accessibility/ARIA/Roles/Row_Role" text:style-name="Internet_20_link" text:visited-style-name="Visited_20_Internet_20_Link">row</text:a>, <text:a xlink:type="simple" xlink:href="https://developer.mozilla.org/en-US/docs/Web/Accessibility/ARIA/Roles/Gridcell_Role" text:style-name="Internet_20_link" text:visited-style-name="Visited_20_Internet_20_Link">gridcell</text:a>, rowheader, columnheader roles) </text:p>
        </text:list-item>
        <text:list-item>
          <text:p text:style-name="P14"><text:soft-page-break/><text:a xlink:type="simple" xlink:href="https://developer.mozilla.org/en/Accessibility/ARIA/ARIA_Techniques/Using_the_listbox_role" text:style-name="Internet_20_link" text:visited-style-name="Visited_20_Internet_20_Link">listbox</text:a> (including option role) </text:p>
        </text:list-item>
        <text:list-item>
          <text:p text:style-name="P14">menu </text:p>
        </text:list-item>
        <text:list-item>
          <text:p text:style-name="P14">menubar </text:p>
        </text:list-item>
        <text:list-item>
          <text:p text:style-name="P14"><text:a xlink:type="simple" xlink:href="https://developer.mozilla.org/en/Accessibility/ARIA/ARIA_Techniques/Using_the_radio_role" text:style-name="Internet_20_link" text:visited-style-name="Visited_20_Internet_20_Link">radiogroup (see radio role)</text:a> </text:p>
        </text:list-item>
        <text:list-item>
          <text:p text:style-name="P14">tablist (including <text:a xlink:type="simple" xlink:href="https://developer.mozilla.org/en-US/docs/Web/Accessibility/ARIA/Roles/Tab_Role" text:style-name="Internet_20_link" text:visited-style-name="Visited_20_Internet_20_Link">tab</text:a> and tabpanel roles) </text:p>
        </text:list-item>
        <text:list-item>
          <text:p text:style-name="P14">tree </text:p>
        </text:list-item>
        <text:list-item>
          <text:p text:style-name="P4">treegrid </text:p>
        </text:list-item>
      </text:list>
      <text:h text:style-name="Heading_20_3" text:outline-level="3"><text:bookmark text:name="Document_structure_roles"/>Document structure roles</text:h>
      <text:list xml:id="list1257509548" text:style-name="L3">
        <text:list-item>
          <text:p text:style-name="P15"><text:a xlink:type="simple" xlink:href="https://developer.mozilla.org/en-US/docs/Web/Accessibility/ARIA/Roles/Application_Role" text:style-name="Internet_20_link" text:visited-style-name="Visited_20_Internet_20_Link">application</text:a> </text:p>
        </text:list-item>
        <text:list-item>
          <text:p text:style-name="P15"><text:a xlink:type="simple" xlink:href="https://developer.mozilla.org/en-US/docs/Web/Accessibility/ARIA/Roles/Article_Role" text:style-name="Internet_20_link" text:visited-style-name="Visited_20_Internet_20_Link">article</text:a> </text:p>
        </text:list-item>
        <text:list-item>
          <text:p text:style-name="P15"><text:a xlink:type="simple" xlink:href="https://developer.mozilla.org/en-US/docs/Web/Accessibility/ARIA/Roles/Cell_Role" text:style-name="Internet_20_link" text:visited-style-name="Visited_20_Internet_20_Link">cell</text:a> </text:p>
        </text:list-item>
        <text:list-item>
          <text:p text:style-name="P15">columnheader </text:p>
        </text:list-item>
        <text:list-item>
          <text:p text:style-name="P15">definition </text:p>
        </text:list-item>
        <text:list-item>
          <text:p text:style-name="P15">directory </text:p>
        </text:list-item>
        <text:list-item>
          <text:p text:style-name="P15"><text:a xlink:type="simple" xlink:href="https://developer.mozilla.org/en-US/docs/Web/Accessibility/ARIA/Roles/Document_Role" text:style-name="Internet_20_link" text:visited-style-name="Visited_20_Internet_20_Link">document</text:a> </text:p>
        </text:list-item>
        <text:list-item>
          <text:p text:style-name="P15">feed </text:p>
        </text:list-item>
        <text:list-item>
          <text:p text:style-name="P15"><text:a xlink:type="simple" xlink:href="https://developer.mozilla.org/en-US/docs/Web/Accessibility/ARIA/Roles/Figure_Role" text:style-name="Internet_20_link" text:visited-style-name="Visited_20_Internet_20_Link">figure</text:a> </text:p>
        </text:list-item>
        <text:list-item>
          <text:p text:style-name="P15"><text:a xlink:type="simple" xlink:href="https://developer.mozilla.org/en/Accessibility/ARIA/ARIA_Techniques/Using_the_group_role" text:style-name="Internet_20_link" text:visited-style-name="Visited_20_Internet_20_Link">group</text:a> </text:p>
        </text:list-item>
        <text:list-item>
          <text:p text:style-name="P15"><text:a xlink:type="simple" xlink:href="https://developer.mozilla.org/en-US/docs/Web/Accessibility/ARIA/Roles/heading_role" text:style-name="Internet_20_link" text:visited-style-name="Visited_20_Internet_20_Link">heading</text:a> </text:p>
        </text:list-item>
        <text:list-item>
          <text:p text:style-name="P15"><text:a xlink:type="simple" xlink:href="https://developer.mozilla.org/en-US/docs/Web/Accessibility/ARIA/Roles/Role_Img" text:style-name="Internet_20_link" text:visited-style-name="Visited_20_Internet_20_Link">img</text:a> </text:p>
        </text:list-item>
        <text:list-item>
          <text:p text:style-name="P15"><text:a xlink:type="simple" xlink:href="https://developer.mozilla.org/en-US/docs/Web/Accessibility/ARIA/Roles/List_role" text:style-name="Internet_20_link" text:visited-style-name="Visited_20_Internet_20_Link">list</text:a> </text:p>
        </text:list-item>
        <text:list-item>
          <text:p text:style-name="P15"><text:a xlink:type="simple" xlink:href="https://developer.mozilla.org/en-US/docs/Web/Accessibility/ARIA/Roles/Listitem_role" text:style-name="Internet_20_link" text:visited-style-name="Visited_20_Internet_20_Link">listitem</text:a> </text:p>
        </text:list-item>
        <text:list-item>
          <text:p text:style-name="P15">math </text:p>
        </text:list-item>
        <text:list-item>
          <text:p text:style-name="P15">none </text:p>
        </text:list-item>
        <text:list-item>
          <text:p text:style-name="P15">note </text:p>
        </text:list-item>
        <text:list-item>
          <text:p text:style-name="P15"><text:a xlink:type="simple" xlink:href="https://developer.mozilla.org/en/Accessibility/ARIA/ARIA_Techniques/Using_the_presentation_role" text:style-name="Internet_20_link" text:visited-style-name="Visited_20_Internet_20_Link">presentation</text:a> </text:p>
        </text:list-item>
        <text:list-item>
          <text:p text:style-name="P15"><text:a xlink:type="simple" xlink:href="https://developer.mozilla.org/en-US/docs/Web/Accessibility/ARIA/Roles/Row_Role" text:style-name="Internet_20_link" text:visited-style-name="Visited_20_Internet_20_Link">row</text:a> </text:p>
        </text:list-item>
        <text:list-item>
          <text:p text:style-name="P15"><text:a xlink:type="simple" xlink:href="https://developer.mozilla.org/en-US/docs/Web/Accessibility/ARIA/Roles/Rowgroup_Role" text:style-name="Internet_20_link" text:visited-style-name="Visited_20_Internet_20_Link">rowgroup</text:a> </text:p>
        </text:list-item>
        <text:list-item>
          <text:p text:style-name="P15">rowheader </text:p>
        </text:list-item>
        <text:list-item>
          <text:p text:style-name="P15">separator </text:p>
        </text:list-item>
        <text:list-item>
          <text:p text:style-name="P15"><text:a xlink:type="simple" xlink:href="https://developer.mozilla.org/en-US/docs/Web/Accessibility/ARIA/Roles/Table_Role" text:style-name="Internet_20_link" text:visited-style-name="Visited_20_Internet_20_Link">table</text:a> </text:p>
        </text:list-item>
        <text:list-item>
          <text:p text:style-name="P15">term </text:p>
        </text:list-item>
        <text:list-item>
          <text:p text:style-name="P15"><text:a xlink:type="simple" xlink:href="https://developer.mozilla.org/en-US/docs/Web/Accessibility/ARIA/Roles/textbox_role" text:style-name="Internet_20_link" text:visited-style-name="Visited_20_Internet_20_Link">textbox</text:a> </text:p>
        </text:list-item>
        <text:list-item>
          <text:p text:style-name="P15"><text:a xlink:type="simple" xlink:href="https://developer.mozilla.org/en/Accessibility/ARIA/ARIA_Techniques/Using_the_toolbar_role" text:style-name="Internet_20_link" text:visited-style-name="Visited_20_Internet_20_Link">toolbar</text:a> </text:p>
        </text:list-item>
        <text:list-item>
          <text:p text:style-name="P5">tooltip </text:p>
        </text:list-item>
      </text:list>
      <text:h text:style-name="Heading_20_3" text:outline-level="3"><text:bookmark text:name="Landmark_roles"/>Landmark roles</text:h>
      <text:list xml:id="list4174652852" text:style-name="L4">
        <text:list-item>
          <text:p text:style-name="P16"><text:a xlink:type="simple" xlink:href="https://developer.mozilla.org/en/Accessibility/ARIA/ARIA_Techniques/Using_the_banner_role" text:style-name="Internet_20_link" text:visited-style-name="Visited_20_Internet_20_Link">banner</text:a> </text:p>
        </text:list-item>
        <text:list-item>
          <text:p text:style-name="P16"><text:a xlink:type="simple" xlink:href="https://developer.mozilla.org/en-US/docs/Web/Accessibility/ARIA/ARIA_Techniques/Complementary_role" text:style-name="Internet_20_link" text:visited-style-name="Visited_20_Internet_20_Link">complementary</text:a> </text:p>
        </text:list-item>
        <text:list-item>
          <text:p text:style-name="P16"><text:a xlink:type="simple" xlink:href="https://developer.mozilla.org/en-US/docs/Web/Accessibility/ARIA/Roles/Contentinfo_role" text:style-name="Internet_20_link" text:visited-style-name="Visited_20_Internet_20_Link">contentinfo</text:a> </text:p>
        </text:list-item>
        <text:list-item>
          <text:p text:style-name="P16"><text:a xlink:type="simple" xlink:href="https://developer.mozilla.org/en-US/docs/Web/Accessibility/ARIA/Roles/Form_Role" text:style-name="Internet_20_link" text:visited-style-name="Visited_20_Internet_20_Link">form</text:a> </text:p>
        </text:list-item>
        <text:list-item>
          <text:p text:style-name="P16"><text:a xlink:type="simple" xlink:href="https://developer.mozilla.org/en-US/docs/Web/Accessibility/ARIA/Roles/Main_role" text:style-name="Internet_20_link" text:visited-style-name="Visited_20_Internet_20_Link">main</text:a> </text:p>
        </text:list-item>
        <text:list-item>
          <text:p text:style-name="P16"><text:a xlink:type="simple" xlink:href="https://developer.mozilla.org/en-US/docs/Web/Accessibility/ARIA/Roles/Navigation_Role" text:style-name="Internet_20_link" text:visited-style-name="Visited_20_Internet_20_Link">navigation</text:a> </text:p>
        </text:list-item>
        <text:list-item>
          <text:p text:style-name="P16"><text:a xlink:type="simple" xlink:href="https://developer.mozilla.org/en-US/docs/Web/Accessibility/ARIA/Roles/Region_role" text:style-name="Internet_20_link" text:visited-style-name="Visited_20_Internet_20_Link">region</text:a> </text:p>
        </text:list-item>
        <text:list-item>
          <text:p text:style-name="P6"><text:soft-page-break/><text:a xlink:type="simple" xlink:href="https://developer.mozilla.org/en-US/docs/Web/Accessibility/ARIA/Roles/Search_role" text:style-name="Internet_20_link" text:visited-style-name="Visited_20_Internet_20_Link">search</text:a> </text:p>
        </text:list-item>
      </text:list>
      <text:h text:style-name="Heading_20_3" text:outline-level="3"><text:bookmark text:name="Live_Region_Roles"/>Live Region Roles</text:h>
      <text:list xml:id="list1863909520" text:style-name="L5">
        <text:list-item>
          <text:p text:style-name="P17"><text:a xlink:type="simple" xlink:href="https://developer.mozilla.org/en-US/docs/Web/Accessibility/ARIA/Roles/Alert_Role" text:style-name="Internet_20_link" text:visited-style-name="Visited_20_Internet_20_Link">alert</text:a> </text:p>
        </text:list-item>
        <text:list-item>
          <text:p text:style-name="P17"><text:a xlink:type="simple" xlink:href="https://developer.mozilla.org/en/Accessibility/ARIA/ARIA_Techniques/Using_the_log_role" text:style-name="Internet_20_link" text:visited-style-name="Visited_20_Internet_20_Link">log</text:a> </text:p>
        </text:list-item>
        <text:list-item>
          <text:p text:style-name="P17">marquee </text:p>
        </text:list-item>
        <text:list-item>
          <text:p text:style-name="P17"><text:a xlink:type="simple" xlink:href="https://developer.mozilla.org/en/Accessibility/ARIA/ARIA_Techniques/Using_the_status_role" text:style-name="Internet_20_link" text:visited-style-name="Visited_20_Internet_20_Link">status</text:a> </text:p>
        </text:list-item>
        <text:list-item>
          <text:p text:style-name="P7"><text:a xlink:type="simple" xlink:href="https://developer.mozilla.org/en-US/docs/Web/Accessibility/ARIA/Roles/ARIA_timer_role" text:style-name="Internet_20_link" text:visited-style-name="Visited_20_Internet_20_Link">timer</text:a> </text:p>
        </text:list-item>
      </text:list>
      <text:h text:style-name="Heading_20_3" text:outline-level="3"><text:bookmark text:name="Window_Roles"/>Window Roles</text:h>
      <text:list xml:id="list3141640382" text:style-name="L6">
        <text:list-item>
          <text:p text:style-name="P18"><text:a xlink:type="simple" xlink:href="https://developer.mozilla.org/en-US/docs/Web/Accessibility/ARIA/ARIA_Techniques/Using_the_alertdialog_role" text:style-name="Internet_20_link" text:visited-style-name="Visited_20_Internet_20_Link">alertdialog</text:a> </text:p>
        </text:list-item>
        <text:list-item>
          <text:p text:style-name="P8"><text:a xlink:type="simple" xlink:href="https://developer.mozilla.org/en-US/docs/Web/Accessibility/ARIA/Roles/dialog_role" text:style-name="Internet_20_link" text:visited-style-name="Visited_20_Internet_20_Link">dialog</text:a> </text:p>
        </text:list-item>
      </text:list>
      <text:h text:style-name="Heading_20_2" text:outline-level="2"><text:bookmark text:name="States_and_properties"/>States and properties</text:h>
      <text:h text:style-name="Heading_20_3" text:outline-level="3"><text:bookmark text:name="Widget_attributes"/>Widget attributes</text:h>
      <text:list xml:id="list1213696552" text:style-name="L7">
        <text:list-item>
          <text:p text:style-name="P19">aria-autocomplete </text:p>
        </text:list-item>
        <text:list-item>
          <text:p text:style-name="P19">aria-checked </text:p>
        </text:list-item>
        <text:list-item>
          <text:p text:style-name="P19">aria-current </text:p>
        </text:list-item>
        <text:list-item>
          <text:p text:style-name="P19">aria-disabled </text:p>
        </text:list-item>
        <text:list-item>
          <text:p text:style-name="P19">aria-errormessage </text:p>
        </text:list-item>
        <text:list-item>
          <text:p text:style-name="P19">aria-expanded </text:p>
        </text:list-item>
        <text:list-item>
          <text:p text:style-name="P19">aria-haspopup </text:p>
        </text:list-item>
        <text:list-item>
          <text:p text:style-name="P19">aria-hidden </text:p>
        </text:list-item>
        <text:list-item>
          <text:p text:style-name="P19"><text:a xlink:type="simple" xlink:href="https://developer.mozilla.org/en/Accessibility/ARIA/ARIA_Techniques/Using_the_aria-invalid_attribute" text:style-name="Internet_20_link" text:visited-style-name="Visited_20_Internet_20_Link">aria-invalid</text:a> </text:p>
        </text:list-item>
        <text:list-item>
          <text:p text:style-name="P19"><text:a xlink:type="simple" xlink:href="https://developer.mozilla.org/en/Accessibility/ARIA/ARIA_Techniques/Using_the_aria-label_attribute" text:style-name="Internet_20_link" text:visited-style-name="Visited_20_Internet_20_Link">aria-label</text:a> </text:p>
        </text:list-item>
        <text:list-item>
          <text:p text:style-name="P19">aria-level </text:p>
        </text:list-item>
        <text:list-item>
          <text:p text:style-name="P19">aria-modal </text:p>
        </text:list-item>
        <text:list-item>
          <text:p text:style-name="P19">aria-multiline </text:p>
        </text:list-item>
        <text:list-item>
          <text:p text:style-name="P19">aria-multiselectable </text:p>
        </text:list-item>
        <text:list-item>
          <text:p text:style-name="P19"><text:a xlink:type="simple" xlink:href="https://developer.mozilla.org/en/Accessibility/ARIA/ARIA_Techniques/Using_the_aria-orientation_attribute" text:style-name="Internet_20_link" text:visited-style-name="Visited_20_Internet_20_Link">aria-orientation</text:a> </text:p>
        </text:list-item>
        <text:list-item>
          <text:p text:style-name="P19">aria-placeholder </text:p>
        </text:list-item>
        <text:list-item>
          <text:p text:style-name="P19">aria-pressed </text:p>
        </text:list-item>
        <text:list-item>
          <text:p text:style-name="P19">aria-readonly </text:p>
        </text:list-item>
        <text:list-item>
          <text:p text:style-name="P19"><text:a xlink:type="simple" xlink:href="https://developer.mozilla.org/en/Accessibility/ARIA/ARIA_Techniques/Using_the_aria-required_attribute" text:style-name="Internet_20_link" text:visited-style-name="Visited_20_Internet_20_Link">aria-required</text:a> </text:p>
        </text:list-item>
        <text:list-item>
          <text:p text:style-name="P19">aria-selected </text:p>
        </text:list-item>
        <text:list-item>
          <text:p text:style-name="P19">aria-sort </text:p>
        </text:list-item>
        <text:list-item>
          <text:p text:style-name="P19"><text:a xlink:type="simple" xlink:href="https://developer.mozilla.org/en/Accessibility/ARIA/ARIA_Techniques/Using_the_aria-valuemax_attribute" text:style-name="Internet_20_link" text:visited-style-name="Visited_20_Internet_20_Link">aria-valuemax</text:a> </text:p>
        </text:list-item>
        <text:list-item>
          <text:p text:style-name="P19"><text:a xlink:type="simple" xlink:href="https://developer.mozilla.org/en/Accessibility/ARIA/ARIA_Techniques/Using_the_aria-valuemin_attribute" text:style-name="Internet_20_link" text:visited-style-name="Visited_20_Internet_20_Link">aria-valuemin</text:a> </text:p>
        </text:list-item>
        <text:list-item>
          <text:p text:style-name="P19"><text:a xlink:type="simple" xlink:href="https://developer.mozilla.org/en/Accessibility/ARIA/ARIA_Techniques/Using_the_aria-valuenow_attribute" text:style-name="Internet_20_link" text:visited-style-name="Visited_20_Internet_20_Link">aria-valuenow</text:a> </text:p>
        </text:list-item>
        <text:list-item>
          <text:p text:style-name="P9"><text:a xlink:type="simple" xlink:href="https://developer.mozilla.org/en/Accessibility/ARIA/ARIA_Techniques/Using_the_aria-valuetext_attribute" text:style-name="Internet_20_link" text:visited-style-name="Visited_20_Internet_20_Link">aria-valuetext</text:a> </text:p>
        </text:list-item>
      </text:list>
      <text:h text:style-name="Heading_20_3" text:outline-level="3"><text:bookmark text:name="Live_region_attributes"/>Live region attributes</text:h>
      <text:list xml:id="list3336559977" text:style-name="L8">
        <text:list-item>
          <text:p text:style-name="P20">aria-live </text:p>
        </text:list-item>
        <text:list-item>
          <text:p text:style-name="P20"><text:soft-page-break/><text:a xlink:type="simple" xlink:href="https://developer.mozilla.org/en-US/docs/Web/Accessibility/ARIA/ARIA_Techniques/Using_the_aria-relevant_attribute" text:style-name="Internet_20_link" text:visited-style-name="Visited_20_Internet_20_Link">aria-relevant</text:a> </text:p>
        </text:list-item>
        <text:list-item>
          <text:p text:style-name="P20">aria-atomic </text:p>
        </text:list-item>
        <text:list-item>
          <text:p text:style-name="P10">aria-busy </text:p>
        </text:list-item>
      </text:list>
      <text:h text:style-name="Heading_20_3" text:outline-level="3"><text:bookmark text:name="Drag_drop_attributes"/>Drag &amp; drop attributes</text:h>
      <text:list xml:id="list2735982639" text:style-name="L9">
        <text:list-item>
          <text:p text:style-name="P21">aria-dropeffect </text:p>
        </text:list-item>
        <text:list-item>
          <text:p text:style-name="P11">aria-dragged </text:p>
        </text:list-item>
      </text:list>
      <text:h text:style-name="Heading_20_3" text:outline-level="3"><text:bookmark text:name="Relationship_attributes"/>Relationship attributes</text:h>
      <text:list xml:id="list1271819798" text:style-name="L10">
        <text:list-item>
          <text:p text:style-name="P22"><text:a xlink:type="simple" xlink:href="https://developer.mozilla.org/en/Accessibility/ARIA/ARIA_Techniques/Using_the_aria-activedescendant_attribute" text:style-name="Internet_20_link" text:visited-style-name="Visited_20_Internet_20_Link">aria-activedescendant</text:a> </text:p>
        </text:list-item>
        <text:list-item>
          <text:p text:style-name="P22">aria-colcount </text:p>
        </text:list-item>
        <text:list-item>
          <text:p text:style-name="P22">aria-colindex </text:p>
        </text:list-item>
        <text:list-item>
          <text:p text:style-name="P22">aria-colspan </text:p>
        </text:list-item>
        <text:list-item>
          <text:p text:style-name="P22">aria-controls </text:p>
        </text:list-item>
        <text:list-item>
          <text:p text:style-name="P22"><text:a xlink:type="simple" xlink:href="https://developer.mozilla.org/en/Accessibility/ARIA/ARIA_Techniques/Using_the_aria-describedby_attribute" text:style-name="Internet_20_link" text:visited-style-name="Visited_20_Internet_20_Link">aria-describedby</text:a> </text:p>
        </text:list-item>
        <text:list-item>
          <text:p text:style-name="P22"><text:a xlink:type="simple" xlink:href="https://developer.mozilla.org/en-US/docs/Web/Accessibility/ARIA/Annotations#Associating_annotated_elements_with_their_details" text:style-name="Internet_20_link" text:visited-style-name="Visited_20_Internet_20_Link">aria-details</text:a> </text:p>
        </text:list-item>
        <text:list-item>
          <text:p text:style-name="P22">aria-errormessage </text:p>
        </text:list-item>
        <text:list-item>
          <text:p text:style-name="P22">aria-flowto </text:p>
        </text:list-item>
        <text:list-item>
          <text:p text:style-name="P22"><text:a xlink:type="simple" xlink:href="https://developer.mozilla.org/en/Accessibility/ARIA/ARIA_Techniques/Using_the_aria-labelledby_attribute" text:style-name="Internet_20_link" text:visited-style-name="Visited_20_Internet_20_Link">aria-labelledby</text:a> </text:p>
        </text:list-item>
        <text:list-item>
          <text:p text:style-name="P22">aria-owns </text:p>
        </text:list-item>
        <text:list-item>
          <text:p text:style-name="P22">aria-posinset </text:p>
        </text:list-item>
        <text:list-item>
          <text:p text:style-name="P22">aria-rowcount </text:p>
        </text:list-item>
        <text:list-item>
          <text:p text:style-name="P22">aria-rowindex </text:p>
        </text:list-item>
        <text:list-item>
          <text:p text:style-name="P22">aria-rowspan </text:p>
        </text:list-item>
        <text:list-item>
          <text:p text:style-name="P12">aria-setsize </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22:42:34.877355906</meta:creation-date>
    <dc:date>2020-05-26T01:14:54.067558110</dc:date>
    <meta:editing-duration>PT52M</meta:editing-duration>
    <meta:editing-cycles>3</meta:editing-cycles>
    <meta:generator>LibreOffice/6.0.7.3$Linux_X86_64 LibreOffice_project/00m0$Build-3</meta:generator>
    <meta:document-statistic meta:table-count="1" meta:image-count="0" meta:object-count="0" meta:page-count="11" meta:paragraph-count="228" meta:word-count="2233" meta:character-count="12997" meta:non-whitespace-character-count="10990"/>
  </office:meta>
</office:document-meta>
</file>